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bertura_100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medição</text:p>
          </table:table-cell>
          <table:table-cell office:value-type="string" calcext:value-type="string">
            <text:p>coluna mm</text:p>
          </table:table-cell>
          <table:table-cell table:style-name="Default" office:value-type="string" calcext:value-type="string">
            <text:p>abertura</text:p>
          </table:table-cell>
          <table:table-cell office:value-type="string" calcext:value-type="string">
            <text:p>posição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.125603864734" calcext:value-type="float">
            <text:p>545,125603864734</text:p>
          </table:table-cell>
          <table:table-cell office:value-type="float" office:value="44" calcext:value-type="float">
            <text:p>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.376811594203" calcext:value-type="float">
            <text:p>557,376811594203</text:p>
          </table:table-cell>
          <table:table-cell office:value-type="float" office:value="58" calcext:value-type="float">
            <text:p>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3.570048309179" calcext:value-type="float">
            <text:p>563,570048309179</text:p>
          </table:table-cell>
          <table:table-cell office:value-type="float" office:value="64" calcext:value-type="float">
            <text:p>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7.545893719807" calcext:value-type="float">
            <text:p>567,545893719807</text:p>
          </table:table-cell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6.270531400966" calcext:value-type="float">
            <text:p>566,270531400966</text:p>
          </table:table-cell>
          <table:table-cell office:value-type="float" office:value="67" calcext:value-type="float">
            <text:p>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.038647342995" calcext:value-type="float">
            <text:p>563,038647342995</text:p>
          </table:table-cell>
          <table:table-cell office:value-type="float" office:value="62" calcext:value-type="float">
            <text:p>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6.521739130435" calcext:value-type="float">
            <text:p>556,521739130435</text:p>
          </table:table-cell>
          <table:table-cell office:value-type="float" office:value="56" calcext:value-type="float">
            <text:p>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bertura_60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medição</text:p>
          </table:table-cell>
          <table:table-cell office:value-type="string" calcext:value-type="string">
            <text:p>coluna mm</text:p>
          </table:table-cell>
          <table:table-cell table:style-name="Default" office:value-type="string" calcext:value-type="string">
            <text:p>abertura</text:p>
          </table:table-cell>
          <table:table-cell office:value-type="string" calcext:value-type="string">
            <text:p>posição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.217391304348" calcext:value-type="float">
            <text:p>540,217391304348</text:p>
          </table:table-cell>
          <table:table-cell office:value-type="float" office:value="20" calcext:value-type="float">
            <text:p>20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3.632850241546" calcext:value-type="float">
            <text:p>543,632850241546</text:p>
          </table:table-cell>
          <table:table-cell office:value-type="float" office:value="24" calcext:value-type="float">
            <text:p>24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.202898550725" calcext:value-type="float">
            <text:p>548,202898550725</text:p>
          </table:table-cell>
          <table:table-cell office:value-type="float" office:value="28" calcext:value-type="float">
            <text:p>2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.202898550725" calcext:value-type="float">
            <text:p>549,202898550725</text:p>
          </table:table-cell>
          <table:table-cell office:value-type="float" office:value="30" calcext:value-type="float">
            <text:p>30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.125603864734" calcext:value-type="float">
            <text:p>547,125603864734</text:p>
          </table:table-cell>
          <table:table-cell office:value-type="float" office:value="30" calcext:value-type="float">
            <text:p>30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0.149758454106" calcext:value-type="float">
            <text:p>540,149758454106</text:p>
          </table:table-cell>
          <table:table-cell office:value-type="float" office:value="28" calcext:value-type="float">
            <text:p>2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2.376811594203" calcext:value-type="float">
            <text:p>532,376811594203</text:p>
          </table:table-cell>
          <table:table-cell office:value-type="float" office:value="26" calcext:value-type="float">
            <text:p>2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7">
      <number:day/>
      <number:text>/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day/>
      <number:text>/</number:text>
      <number:month number:textual="true"/>
      <number:text>/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/>
      <number:text>/</number:text>
      <number:month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0:42:59.314949404</meta:creation-date>
    <meta:editing-duration>PT45M55S</meta:editing-duration>
    <meta:editing-cycles>5</meta:editing-cycles>
    <meta:generator>LibreOffice/7.3.7.2$Linux_X86_64 LibreOffice_project/30$Build-2</meta:generator>
    <dc:date>2026-02-22T16:32:33.806133488</dc:date>
    <meta:document-statistic meta:table-count="2" meta:cell-count="80" meta:object-count="0"/>
  </office:meta>
</office:document-meta>
</file>